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79990" officeooo:paragraph-rsid="0017999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179990" officeooo:paragraph-rsid="0017999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90e51" officeooo:paragraph-rsid="00190e5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90e51" officeooo:paragraph-rsid="001ec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be4f5" officeooo:paragraph-rsid="001be4f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be4f5" officeooo:paragraph-rsid="001ecdc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be4f5" officeooo:paragraph-rsid="001fbab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ecdcf" officeooo:paragraph-rsid="001ecdc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fo:font-weight="bold" officeooo:rsid="002508a2" officeooo:paragraph-rsid="002508a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79990" officeooo:paragraph-rsid="001799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cdcf" officeooo:paragraph-rsid="001ecdc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be4f5" officeooo:paragraph-rsid="00190e5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be4f5" officeooo:paragraph-rsid="001be4f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be4f5" officeooo:paragraph-rsid="001ecdc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be4f5" officeooo:paragraph-rsid="001fba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fbabe" officeooo:paragraph-rsid="001be4f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6c84" officeooo:paragraph-rsid="00236c8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6c84" officeooo:paragraph-rsid="002508a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10 Pitch" fo:font-size="15pt" fo:font-weight="bold" officeooo:rsid="00179990" officeooo:paragraph-rsid="00179990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ecdcf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Courier 10 Pitch" fo:font-size="12pt" fo:font-weight="bold" officeooo:rsid="00179990" officeooo:paragraph-rsid="0017999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Courier 10 Pitch" fo:font-size="12pt" fo:font-weight="normal" officeooo:rsid="001be4f5" officeooo:paragraph-rsid="001be4f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Courier 10 Pitch" fo:font-size="12pt" fo:font-weight="normal" officeooo:rsid="001be4f5" officeooo:paragraph-rsid="001ecdc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be4f5" officeooo:paragraph-rsid="002ce0c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6c84" officeooo:paragraph-rsid="00236c84" style:font-size-asian="12pt" style:font-weight-asian="normal" style:font-size-complex="12pt" style:font-weight-complex="normal"/>
    </style:style>
    <style:style style:name="T1" style:family="text">
      <style:text-properties officeooo:rsid="00190e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5e40" style:font-weight-asian="normal" style:font-weight-complex="normal"/>
    </style:style>
    <style:style style:name="T4" style:family="text">
      <style:text-properties fo:font-weight="normal" officeooo:rsid="001be4f5" style:font-weight-asian="normal" style:font-weight-complex="normal"/>
    </style:style>
    <style:style style:name="T5" style:family="text">
      <style:text-properties fo:font-weight="normal" officeooo:rsid="001ce796" style:font-weight-asian="normal" style:font-weight-complex="normal"/>
    </style:style>
    <style:style style:name="T6" style:family="text">
      <style:text-properties fo:font-weight="normal" officeooo:rsid="001ecdcf" style:font-weight-asian="normal" style:font-weight-complex="normal"/>
    </style:style>
    <style:style style:name="T7" style:family="text">
      <style:text-properties fo:font-weight="normal" officeooo:rsid="001fbabe" style:font-weight-asian="normal" style:font-weight-complex="normal"/>
    </style:style>
    <style:style style:name="T8" style:family="text">
      <style:text-properties fo:font-weight="normal" officeooo:rsid="0021c24f" style:font-weight-asian="normal" style:font-weight-complex="normal"/>
    </style:style>
    <style:style style:name="T9" style:family="text">
      <style:text-properties fo:font-weight="normal" officeooo:rsid="002212d1" style:font-weight-asian="normal" style:font-weight-complex="normal"/>
    </style:style>
    <style:style style:name="T10" style:family="text">
      <style:text-properties fo:font-weight="normal" officeooo:rsid="0022b5cd" style:font-weight-asian="normal" style:font-weight-complex="normal"/>
    </style:style>
    <style:style style:name="T11" style:family="text">
      <style:text-properties fo:font-weight="normal" officeooo:rsid="002607ad" style:font-weight-asian="normal" style:font-weight-complex="normal"/>
    </style:style>
    <style:style style:name="T12" style:family="text">
      <style:text-properties fo:font-weight="normal" officeooo:rsid="0029e867" style:font-weight-asian="normal" style:font-weight-complex="normal"/>
    </style:style>
    <style:style style:name="T13" style:family="text">
      <style:text-properties fo:font-weight="normal" officeooo:rsid="002ce0cf" style:font-weight-asian="normal" style:font-weight-complex="normal"/>
    </style:style>
    <style:style style:name="T14" style:family="text">
      <style:text-properties officeooo:rsid="001ecdc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cdcf" style:font-weight-asian="bold" style:font-weight-complex="bold"/>
    </style:style>
    <style:style style:name="T17" style:family="text">
      <style:text-properties fo:font-weight="bold" officeooo:rsid="0023c4c6" style:font-weight-asian="bold" style:font-weight-complex="bold"/>
    </style:style>
    <style:style style:name="T18" style:family="text">
      <style:text-properties officeooo:rsid="0021c24f"/>
    </style:style>
    <style:style style:name="T19" style:family="text">
      <style:text-properties style:font-name="Courier 10 Pitch" fo:font-size="12pt" fo:font-weight="normal" officeooo:rsid="001ecdcf" style:font-size-asian="12pt" style:font-weight-asian="normal" style:font-size-complex="12pt" style:font-weight-complex="normal"/>
    </style:style>
    <style:style style:name="T20" style:family="text">
      <style:text-properties style:font-name="Courier 10 Pitch" fo:font-size="12pt" fo:font-weight="normal" officeooo:rsid="0021c24f" style:font-size-asian="12pt" style:font-weight-asian="normal" style:font-size-complex="12pt" style:font-weight-complex="normal"/>
    </style:style>
    <style:style style:name="T21" style:family="text">
      <style:text-properties style:font-name="Courier 10 Pitch" fo:font-size="12pt" style:text-underline-style="solid" style:text-underline-width="auto" style:text-underline-color="font-color" fo:font-weight="bold" officeooo:rsid="0021c24f" style:font-size-asian="12pt" style:font-weight-asian="bold" style:font-size-complex="12pt" style:font-weight-complex="bold"/>
    </style:style>
    <style:style style:name="T22" style:family="text">
      <style:text-properties style:font-name="Courier 10 Pitch" fo:font-size="12pt" style:text-underline-style="solid" style:text-underline-width="auto" style:text-underline-color="font-color" fo:font-weight="bold" officeooo:rsid="001ecdcf" style:font-size-asian="12pt" style:font-weight-asian="bold" style:font-size-complex="12pt" style:font-weight-complex="bold"/>
    </style:style>
    <style:style style:name="T23" style:family="text">
      <style:text-properties officeooo:rsid="002212d1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1c24f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21c24f"/>
    </style:style>
    <style:style style:name="T27" style:family="text">
      <style:text-properties officeooo:rsid="0023c4c6"/>
    </style:style>
    <style:style style:name="T28" style:family="text">
      <style:text-properties officeooo:rsid="002bb220"/>
    </style:style>
    <style:style style:name="T29" style:family="text">
      <style:text-properties officeooo:rsid="002d07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ipos Abstratos de Dados</text:p>
      <text:p text:style-name="P2"/>
      <text:p text:style-name="P21"/>
      <text:p text:style-name="P1"/>
      <text:p text:style-name="P10"><text:span text:style-name="T25">TAD</text:span><text:span text:style-name="T26"> </text:span><text:span text:style-name="T24">Círculo</text:span>: <text:span text:style-name="T1">É um c</text:span>onjunto de pontos resultantes da união de uma circunferência com todos os seus pontos internos. <text:span text:style-name="T1">Uma circunferência é um conjunto de pontos no plano equidistante a outro ponto fixo do mesmo plano.</text:span></text:p>
      <text:p text:style-name="P10"/>
      <text:p text:style-name="P10"><text:tab/><text:span text:style-name="T16">Informações</text:span><text:span text:style-name="T14">: Para criar um círculo, precisamos das seguintes informações:</text:span></text:p>
      <text:p text:style-name="P10"/>
      <text:p text:style-name="P11"><text:tab/><text:tab/>- Raio (real): r &gt; 0;</text:p>
      <text:p text:style-name="P11"><text:tab/><text:tab/>- Coordenadas (real): x, y &gt;= 0;</text:p>
      <text:p text:style-name="P11"><text:tab/><text:tab/>- Cor (string): cor;</text:p>
      <text:p text:style-name="P11"><text:tab/><text:tab/>- Identificador (inteiro): id.</text:p>
      <text:p text:style-name="P10"/>
      <text:p text:style-name="P10"/>
      <text:p text:style-name="P3"><text:tab/>função <text:span text:style-name="T4">new</text:span><text:span text:style-name="T7">Circle</text:span><text:span text:style-name="T2">(</text:span><text:span text:style-name="T3">r, x, y: real; cor</text:span><text:span text:style-name="T9">1 , cor2</text:span><text:span text:style-name="T3">: string; </text:span><text:span text:style-name="T4">id: int</text:span><text:span text:style-name="T6">eiro</text:span><text:span text:style-name="T2">): </text:span><text:span text:style-name="T4">circle.</text:span></text:p>
      <text:p text:style-name="P12"/>
      <text:p text:style-name="P5"><text:span text:style-name="T2"><text:tab/></text:span>Pré-condição<text:span text:style-name="T2">: Recebe o raio r &gt; 0, coordenadas x, y &gt;= 0, cor</text:span><text:span text:style-name="T10">1 SVG, cor2 SVG </text:span><text:span text:style-name="T2">e id &gt;= </text:span><text:span text:style-name="T5">1</text:span><text:span text:style-name="T2"> do c</text:span><text:span text:style-name="T10">í</text:span><text:span text:style-name="T2">rculo a ser criado;</text:span></text:p>
      <text:p text:style-name="P13"/>
      <text:p text:style-name="P7"><text:span text:style-name="T2"><text:tab/></text:span>Pós-condição<text:span text:style-name="T2">: </text:span><text:span text:style-name="T12">Gera</text:span><text:span text:style-name="T2"> um c</text:span><text:span text:style-name="T10">í</text:span><text:span text:style-name="T2">rculo de raio r, com centro em x e y, e cor “cor”, </text:span><text:span text:style-name="T7">no id estipulado </text:span><text:span text:style-name="T13">da lista e desenha no SVG</text:span><text:span text:style-name="T2">; </text:span></text:p>
      <text:p text:style-name="P15"/>
      <text:p text:style-name="P9">Fim tipo Círculo</text:p>
      <text:p text:style-name="P22"/>
      <text:p text:style-name="P16"/>
      <text:p text:style-name="P20"><text:span text:style-name="T21">TAD </text:span><text:span text:style-name="T22">Retângulo</text:span><text:span text:style-name="T19">: </text:span><text:span text:style-name="T20">É uma figura geométrica plana formada por quatro lados (quadrilátero). Dentre os lados, dois deles são menores, o que os difere dos quadrados.</text:span></text:p>
      <text:p text:style-name="P11"/>
      <text:p text:style-name="P8"><text:span text:style-name="T2"><text:tab/></text:span>Informações<text:span text:style-name="T2">: Para criar um retângulo, precisamos das seguintes informações: </text:span></text:p>
      <text:p text:style-name="P11"/>
      <text:p text:style-name="P11"><text:tab/><text:tab/>- Altura (real): h &gt; 0;</text:p>
      <text:p text:style-name="P11"><text:tab/><text:tab/>- Largura (real): <text:span text:style-name="T18">w</text:span> &gt; 0;</text:p>
      <text:p text:style-name="P11"><text:tab/><text:tab/>- Coordenadas (real): x, y &gt;= 0;</text:p>
      <text:p text:style-name="P11"><text:tab/><text:tab/>- Cor (string): cor<text:span text:style-name="T23">1, cor2</text:span>;</text:p>
      <text:p text:style-name="P11"><text:tab/><text:tab/>- Identificador (inteiro): id.</text:p>
      <text:p text:style-name="P11"/>
      <text:p text:style-name="P11"/>
      <text:p text:style-name="P4"><text:tab/>função <text:span text:style-name="T4">new</text:span><text:span text:style-name="T6">Rect</text:span><text:span text:style-name="T2">(</text:span><text:span text:style-name="T7">h, </text:span><text:span text:style-name="T8">w</text:span><text:span text:style-name="T7">, </text:span><text:span text:style-name="T3">x, y: real; cor</text:span><text:span text:style-name="T9">1, cor2</text:span><text:span text:style-name="T3">: string; </text:span><text:span text:style-name="T4">id: int</text:span><text:span text:style-name="T6">eiro</text:span><text:span text:style-name="T2">): </text:span><text:span text:style-name="T4">circle.</text:span></text:p>
      <text:p text:style-name="P14"/>
      <text:p text:style-name="P6"><text:soft-page-break/><text:span text:style-name="T2"><text:tab/></text:span>Pré-condição<text:span text:style-name="T2">: Recebe </text:span><text:span text:style-name="T7">a altura</text:span><text:span text:style-name="T2"> </text:span><text:span text:style-name="T7">h</text:span><text:span text:style-name="T2"> &gt; 0, </text:span><text:span text:style-name="T7">largura </text:span><text:span text:style-name="T8">w</text:span><text:span text:style-name="T7"> &gt; 0</text:span><text:span text:style-name="T2">, coordenadas x, y &gt;= 0, co</text:span><text:span text:style-name="T10">r1 SVG, cor2 SVG</text:span><text:span text:style-name="T2"> </text:span><text:span text:style-name="T10">e </text:span><text:span text:style-name="T2">id &gt;= </text:span><text:span text:style-name="T5">1</text:span><text:span text:style-name="T2"> do </text:span><text:span text:style-name="T7">retângulo a</text:span><text:span text:style-name="T2"> ser criado;</text:span></text:p>
      <text:p text:style-name="P14"/>
      <text:p text:style-name="P24"><text:span text:style-name="T2"><text:tab/></text:span>Pós-condição<text:span text:style-name="T2">: </text:span><text:span text:style-name="T12">Gera</text:span><text:span text:style-name="T2"> um </text:span><text:span text:style-name="T11">retângulo</text:span><text:span text:style-name="T2"> de </text:span><text:span text:style-name="T7">altura h e largura </text:span><text:span text:style-name="T11">w</text:span><text:span text:style-name="T2">, com centro em x e y, e cor “cor”, </text:span><text:span text:style-name="T7">no id estipulado </text:span><text:span text:style-name="T13">da lista e desenha no SVG</text:span><text:span text:style-name="T2">; </text:span></text:p>
      <text:p text:style-name="P14"/>
      <text:p text:style-name="P9">Fim tipo Retângulo</text:p>
      <text:p text:style-name="P23"/>
      <text:p text:style-name="P14"/>
      <text:p text:style-name="P17"><text:span text:style-name="T15">TAD Lista</text:span>: Lista onde será armazenada as informações de cada elemento de formas geométricas (círculo ou quadrado) com suas informações, para que no futuro possa ter acesso a essas figuras e poder alterá-las ou usar suas informações de acordo com o necessário.</text:p>
      <text:p text:style-name="P17"/>
      <text:p text:style-name="P17"><text:tab/><text:span text:style-name="T15">Informações</text:span>: Para criar a lista, precisamos das seguintes informações:</text:p>
      <text:p text:style-name="P17"><text:tab/><text:tab/></text:p>
      <text:p text:style-name="P17"><text:tab/><text:tab/>- <text:span text:style-name="T29">Número de elementos (inteiro): n &gt;= 0</text:span></text:p>
      <text:p text:style-name="P17"><text:tab/><text:tab/>- Número de elementos (inteiro): <text:span text:style-name="T29">id</text:span> &gt;<text:span text:style-name="T27">=</text:span> 0;<text:tab/></text:p>
      <text:p text:style-name="P17"><text:tab/><text:tab/>- Lista de elementos (struct): LISTA*;</text:p>
      <text:p text:style-name="P17"/>
      <text:p text:style-name="P17"/>
      <text:p text:style-name="P17"><text:tab/><text:span text:style-name="T17">procedimento</text:span><text:span text:style-name="T15">: </text:span>newList(n: inteiro, <text:span text:style-name="T28">LISTA</text:span>*: struct): *void</text:p>
      <text:p text:style-name="P17"><text:tab/></text:p>
      <text:p text:style-name="P17"><text:tab/><text:span text:style-name="T15">Pré-condição</text:span>: <text:span text:style-name="T27">Cria uma lista com número de elementos n &gt;= 0 e com elementos da estrutura FILA*;</text:span></text:p>
      <text:p text:style-name="P17"><text:tab/></text:p>
      <text:p text:style-name="P17"><text:tab/><text:span text:style-name="T17">Pós-procedimento</text:span><text:span text:style-name="T27">: Gera a lista com os elementos e retorna um <text:s/>*void;</text:span></text:p>
      <text:p text:style-name="P18"><text:tab/></text:p>
      <text:p text:style-name="P9">Fim tipo L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8:32:42.287609654</meta:creation-date>
    <dc:date>2018-04-20T15:32:24.509541801</dc:date>
    <meta:editing-duration>PT32M4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379" meta:character-count="2182" meta:non-whitespace-character-count="1788"/>
  </office:meta>
</office:document-meta>
</file>